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2706" officeooo:paragraph-rsid="0003270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32706" officeooo:paragraph-rsid="00032706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officeooo:rsid="00032706" officeooo:paragraph-rsid="00032706"/>
    </style:style>
    <style:style style:name="P4" style:family="paragraph" style:parent-style-name="Text_20_body">
      <style:text-properties officeooo:rsid="0003bb63" officeooo:paragraph-rsid="0003bb63"/>
    </style:style>
    <style:style style:name="P5" style:family="paragraph" style:parent-style-name="Text_20_body">
      <style:text-properties officeooo:rsid="0004b63b" officeooo:paragraph-rsid="0004b63b"/>
    </style:style>
    <style:style style:name="T1" style:family="text">
      <style:text-properties officeooo:rsid="0004b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Endpoints and the lifecycle of a game</text:p>
      <text:p text:style-name="P1"/>
      <text:p text:style-name="P2">In order to create an interactive game, we need to define the steps that a game goes through on client and server side so that we can design and define our software accordingly.</text:p>
      <text:p text:style-name="P2"/>
      <text:h text:style-name="Heading_20_1" text:outline-level="1">Server</text:h>
      <text:p text:style-name="P3">On the server side, a game has a few lifecycle steps with a few more advanced features depending on game type.</text:p>
      <text:p text:style-name="P4">All games share the following states:</text:p>
      <text:p text:style-name="P4">Init (before the game starts)</text:p>
      <text:p text:style-name="P4">Start (start all the necessary features on the clients)</text:p>
      <text:p text:style-name="P4">Provide question ( step of display )</text:p>
      <text:p text:style-name="P4">receive answers <text:s/>( step of await userInput )</text:p>
      <text:p text:style-name="P4">check answers ( step of <text:span text:style-name="T1">checking answers and attributing points to players )</text:span></text:p>
      <text:p text:style-name="P5">deconstruct ( removes answers from the database as to keep the datarecord small and clean,</text:p>
      <text:p text:style-name="P5"><text:tab/><text:tab/>this also allows us to re-use the same gamecodes after a game was finished 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2:45:23.092876920</meta:creation-date>
    <dc:date>2021-12-17T16:11:02.393712836</dc:date>
    <meta:editing-duration>PT1M39S</meta:editing-duration>
    <meta:editing-cycles>1</meta:editing-cycles>
    <meta:document-statistic meta:table-count="0" meta:image-count="0" meta:object-count="0" meta:page-count="1" meta:paragraph-count="12" meta:word-count="141" meta:character-count="779" meta:non-whitespace-character-count="647"/>
    <meta:generator>LibreOffice/7.2.3.2$Linux_X86_64 LibreOffice_project/20$Build-2</meta:generator>
  </office:meta>
</office:document-meta>
</file>